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2000000F5F237F2F686B735BD.png" manifest:media-type="image/png"/>
  <manifest:file-entry manifest:full-path="Pictures/100002010000039F000001074286A70CD986EBFB.png" manifest:media-type="image/png"/>
  <manifest:file-entry manifest:full-path="Pictures/10000201000003A50000015FE0DACC13BEE058DB.png" manifest:media-type="image/png"/>
  <manifest:file-entry manifest:full-path="Pictures/10000201000003A2000001C784A3D78C6435E8D2.png" manifest:media-type="image/png"/>
  <manifest:file-entry manifest:full-path="Pictures/100002010000038B00000156B5223311ACCB29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ercitazione OGGETTI &amp; DOM </text:p>
      <text:p text:style-name="Standard"><draw:frame draw:style-name="fr1" draw:name="Immagine1" text:anchor-type="paragraph" svg:width="17.59cm" svg:height="4.554cm" draw:z-index="0"><draw:image xlink:href="Pictures/10000201000003B2000000F5F237F2F686B735BD.png" xlink:type="simple" xlink:show="embed" xlink:actuate="onLoad" loext:mime-type="image/png"/></draw:frame></text:p>
      <text:p text:style-name="Standard"/>
      <text:p text:style-name="Standard"><draw:frame draw:style-name="fr1" draw:name="Immagine2" text:anchor-type="paragraph" svg:width="17.59cm" svg:height="4.988cm" draw:z-index="1"><draw:image xlink:href="Pictures/100002010000039F000001074286A70CD986EBFB.png" xlink:type="simple" xlink:show="embed" xlink:actuate="onLoad" loext:mime-type="image/png"/></draw:frame></text:p>
      <text:p text:style-name="Standard"><draw:frame draw:style-name="fr1" draw:name="Immagine3" text:anchor-type="paragraph" svg:width="17.59cm" svg:height="6.616cm" draw:z-index="2"><draw:image xlink:href="Pictures/10000201000003A50000015FE0DACC13BEE058DB.png" xlink:type="simple" xlink:show="embed" xlink:actuate="onLoad" loext:mime-type="image/png"/></draw:frame></text:p>
      <text:p text:style-name="Standard"/>
      <text:p text:style-name="Standard"><draw:frame draw:style-name="fr2" draw:name="Immagine4" text:anchor-type="paragraph" svg:width="17.59cm" svg:height="8.604cm" draw:z-index="3"><draw:image xlink:href="Pictures/10000201000003A2000001C784A3D78C6435E8D2.png" xlink:type="simple" xlink:show="embed" xlink:actuate="onLoad" loext:mime-type="image/png"/></draw:frame><text:soft-page-break/></text:p>
      <text:p text:style-name="Standard"/>
      <text:p text:style-name="P1"><draw:frame draw:style-name="fr1" draw:name="Immagine5" text:anchor-type="paragraph" svg:width="17.59cm" svg:height="6.632cm" draw:z-index="4"><draw:image xlink:href="Pictures/100002010000038B00000156B5223311ACCB29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1-28T18:39:20.203000000</dc:date>
    <meta:editing-duration>PT2M1S</meta:editing-duration>
    <meta:editing-cycles>1</meta:editing-cycles>
    <meta:document-statistic meta:table-count="0" meta:image-count="5" meta:object-count="0" meta:page-count="2" meta:paragraph-count="1" meta:word-count="4" meta:character-count="28" meta:non-whitespace-character-count="24"/>
  </office:meta>
</office:document-meta>
</file>